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lgun Gothic" svg:font-family="Malgun Gothic" style:font-family-generic="swiss" style:font-pitch="variable" svg:panose-1="2 11 5 3 2 0 0 2 0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language="en" fo:country="US"/>
    </style:style>
  </office:automatic-styles>
  <office:body>
    <office:text text:use-soft-page-breaks="true">
      <text:p text:style-name="P1">Examen Cloud</text:p>
      <text:p text:style-name="Normal">Antonio Navajas Ortega.</text:p>
      <text:p text:style-name="P2">URI mongo : mongodb+srv://antonio:parcial2@cluster0.fobgn9e.mongodb.net/</text:p>
      <text:p text:style-name="Normal">URL vercel cliente :<text:s/><text:a xlink:href="https://cliente-examen.vercel.app/" office:target-frame-name="_top" xlink:show="replace"><text:span text:style-name="Hipervínculo">https://cliente-examen.vercel.app/</text:span></text:a></text:p>
      <text:p text:style-name="Normal">URL vercel servidor :<text:s/><text:a xlink:href="https://server-examen.vercel.app/" office:target-frame-name="_top" xlink:show="replace"><text:span text:style-name="Hipervínculo">https://server-examen.vercel.app/</text:span></text:a></text:p>
      <text:p text:style-name="Normal"/>
      <text:p text:style-name="Normal">Tecnologías usadas :</text:p>
      <text:p text:style-name="Normal">Mongo, Node.js, React y Vercel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lgun Gothic" svg:font-family="Malgun Gothic" style:font-family-generic="swiss" style:font-pitch="variable" svg:panose-1="2 11 5 3 2 0 0 2 0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Malgun Gothic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ko" style:country-asian="K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tonio Navajas Ortega</meta:initial-creator>
    <dc:creator>Antonio Navajas Ortega</dc:creator>
    <meta:creation-date>2023-12-15T02:55:00Z</meta:creation-date>
    <dc:date>2023-12-15T03:09:00Z</dc:date>
    <meta:template xlink:href="Normal.dotm" xlink:type="simple"/>
    <meta:editing-cycles>1</meta:editing-cycles>
    <meta:editing-duration>PT840S</meta:editing-duration>
    <meta:document-statistic meta:page-count="1" meta:paragraph-count="1" meta:word-count="57" meta:character-count="372" meta:row-count="2" meta:non-whitespace-character-count="316"/>
  </office:meta>
</office:document-meta>
</file>